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85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3cm"/>
    </style:style>
    <style:style style:name="gr5" style:family="graphic" style:parent-style-name="standard">
      <style:graphic-properties svg:stroke-width="0.081cm" svg:stroke-color="#ffffff" draw:marker-start-width="0.321cm" draw:marker-end-width="0.321cm" draw:fill="solid" draw:fill-color="#000000" draw:textarea-horizontal-align="justify" draw:textarea-vertical-align="middle" draw:auto-grow-height="false" fo:min-height="0.388cm" fo:min-width="0.18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draw:fill="none" fo:min-height="2.135cm"/>
    </style:style>
    <style:style style:name="co1" style:family="table-column">
      <style:table-column-properties style:column-width="9.825cm" style:use-optimal-column-width="false"/>
    </style:style>
    <style:style style:name="ro1" style:family="table-row">
      <style:table-row-properties style:row-height="2.213cm"/>
    </style:style>
    <style:style style:name="ro2" style:family="table-row">
      <style:table-row-properties style:row-height="24.08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299cm" svg:height="26.299cm" svg:x="1.931cm" svg:y="1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"/>
                    <text:p text:style-name="P1">Customer</text:p>
                  </text:list-header>
                </text:list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 table:style-name="gray3">
                <text:p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9" draw:id="id9" draw:layer="layout" svg:width="0.969cm" svg:height="0.9cm" svg:x="6.125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8cm" svg:height="2.4cm" svg:x="3.7cm" svg:y="5.7cm">
          <text:p text:style-name="P1">Try to Login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5cm" svg:height="2.4cm" svg:x="16.7cm" svg:y="14.025cm">
          <text:p text:style-name="P1"/>
          <text:p text:style-name="P1">Request to</text:p>
          <text:p text:style-name="P3"><text:span text:style-name="T1">Bank</text:span>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8cm" svg:height="2.4cm" svg:x="23.3cm" svg:y="10cm">
          <text:p text:style-name="P1"/>
          <text:p text:style-name="P1">Request to</text:p>
          <text:p text:style-name="P1">Databas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8cm" svg:height="2.4cm" svg:x="13.4cm" svg:y="8.3cm">
          <text:p text:style-name="P1"/>
          <text:p text:style-name="P1">Checked Data</text:p>
          <text:p text:style-name="P1">Correctly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4.5cm" svg:height="2.4cm" svg:x="11.8cm" svg:y="14.059cm">
          <text:p text:style-name="P3">Print error</text:p>
          <text:p text:style-name="P3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6cm" svg:height="1.8cm" svg:x="15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5.8cm" svg:height="2.4cm" svg:x="33.6cm" svg:y="12.4cm">
          <text:p text:style-name="P1"/>
          <text:p text:style-name="P1">Check data user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5.8cm" svg:height="2.4cm" svg:x="23.697cm" svg:y="22.095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6cm" svg:height="1.8cm" svg:x="35.7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5.8cm" svg:height="2.4cm" svg:x="14.001cm" svg:y="22.129cm">
          <text:p text:style-name="P1"/>
          <text:p text:style-name="P1">Print messag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0.969cm" svg:height="0.9cm" svg:x="16.415cm" svg:y="2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6.6cm" svg:y1="8.1cm" svg:x2="13.4cm" svg:y2="9.5cm" draw:start-shape="id1" draw:start-glue-point="2" draw:end-shape="id2" svg:d="M6600 8100v1400h6800" svg:viewBox="0 0 6801 1401">
          <text:p/>
        </draw:connector>
        <draw:connector draw:style-name="gr6" draw:text-style-name="P4" draw:layer="layout" svg:x1="16.3cm" svg:y1="10.7cm" svg:x2="16.3cm" svg:y2="11.9cm" draw:start-shape="id2" draw:start-glue-point="2" draw:end-shape="id3" draw:end-glue-point="4" svg:d="M16300 10700v1200" svg:viewBox="0 0 1 1201">
          <text:p/>
        </draw:connector>
        <draw:connector draw:style-name="gr6" draw:text-style-name="P4" draw:layer="layout" svg:x1="21.2cm" svg:y1="15.225cm" svg:x2="23.3cm" svg:y2="11.2cm" draw:start-shape="id4" draw:start-glue-point="1" draw:end-shape="id5" svg:d="M21200 15225h1051v-4025h1049" svg:viewBox="0 0 2101 4026">
          <text:p/>
        </draw:connector>
        <draw:connector draw:style-name="gr6" draw:text-style-name="P4" draw:layer="layout" svg:x1="26.2cm" svg:y1="12.4cm" svg:x2="33.6cm" svg:y2="13.6cm" draw:start-shape="id5" draw:start-glue-point="2" draw:end-shape="id6" draw:end-glue-point="3" svg:d="M26200 12400v1200h7400" svg:viewBox="0 0 7401 1201">
          <text:p/>
        </draw:connector>
        <draw:connector draw:style-name="gr6" draw:text-style-name="P4" draw:layer="layout" svg:x1="36.5cm" svg:y1="14.8cm" svg:x2="36.5cm" svg:y2="15.8cm" draw:start-shape="id6" draw:start-glue-point="2" draw:end-shape="id7" draw:end-glue-point="4" svg:d="M36500 14800v1000" svg:viewBox="0 0 1 1001">
          <text:p/>
        </draw:connector>
        <draw:connector draw:style-name="gr6" draw:text-style-name="P4" draw:layer="layout" svg:x1="15.5cm" svg:y1="12.8cm" svg:x2="14.05cm" svg:y2="14.059cm" draw:start-shape="id3" draw:start-glue-point="5" draw:end-shape="id8" draw:end-glue-point="0" svg:d="M15500 12800h-1450v1259" svg:viewBox="0 0 1451 1260">
          <text:p/>
        </draw:connector>
        <draw:connector draw:style-name="gr6" draw:text-style-name="P4" draw:layer="layout" svg:x1="17.1cm" svg:y1="12.8cm" svg:x2="18.95cm" svg:y2="14.025cm" draw:start-shape="id3" draw:start-glue-point="7" draw:end-shape="id4" draw:end-glue-point="0" svg:d="M17100 12800h1850v1225" svg:viewBox="0 0 1851 1226">
          <text:p/>
        </draw:connector>
        <draw:connector draw:style-name="gr6" draw:text-style-name="P4" draw:layer="layout" svg:x1="6.61cm" svg:y1="4.713cm" svg:x2="6.6cm" svg:y2="5.7cm" draw:start-shape="id9" draw:start-glue-point="8" draw:end-shape="id1" draw:end-glue-point="0" svg:d="M6610 4713v494h-10v493" svg:viewBox="0 0 11 988">
          <text:p/>
        </draw:connector>
        <draw:connector draw:style-name="gr6" draw:text-style-name="P4" draw:layer="layout" draw:line-skew="0cm -0.345cm" svg:x1="14.05cm" svg:y1="16.459cm" svg:x2="3.7cm" svg:y2="6.9cm" draw:start-shape="id8" draw:start-glue-point="2" draw:end-shape="id1" draw:end-glue-point="3" svg:d="M14050 16459v502h-11196v-10061h846" svg:viewBox="0 0 11197 10062">
          <text:p/>
        </draw:connector>
        <draw:connector draw:style-name="gr6" draw:text-style-name="P4" draw:layer="layout" svg:x1="23.697cm" svg:y1="23.295cm" svg:x2="19.801cm" svg:y2="23.329cm" draw:start-shape="id10" draw:start-glue-point="3" draw:end-shape="id11" svg:d="M23697 23295h-1947v34h-1949" svg:viewBox="0 0 3897 35">
          <text:p/>
        </draw:connector>
        <draw:connector draw:style-name="gr6" draw:text-style-name="P4" draw:layer="layout" svg:x1="16.901cm" svg:y1="24.529cm" svg:x2="16.9cm" svg:y2="25.943cm" draw:start-shape="id11" draw:start-glue-point="2" draw:end-shape="id12" draw:end-glue-point="4" svg:d="M16901 24529v688h-1v726" svg:viewBox="0 0 2 1415">
          <text:p/>
        </draw:connector>
        <draw:custom-shape draw:style-name="gr2" draw:text-style-name="P1" xml:id="id13" draw:id="id13" draw:layer="layout" svg:width="5.8cm" svg:height="2.4cm" svg:x="23.701cm" svg:y="18.633cm">
          <text:p text:style-name="P1">User </text:p>
          <text:p text:style-name="P1">Authent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xml:id="id14" draw:id="id14" draw:layer="layout" svg:x1="26.601cm" svg:y1="21.033cm" svg:x2="26.597cm" svg:y2="22.095cm" draw:start-shape="id13" draw:start-glue-point="2" draw:end-shape="id10" draw:end-glue-point="0" svg:d="M26601 21033v532h-4v530" svg:viewBox="0 0 5 1063">
          <text:p/>
        </draw:connector>
        <draw:connector draw:style-name="gr6" draw:text-style-name="P4" draw:layer="layout" svg:x1="35.7cm" svg:y1="16.7cm" svg:x2="26.601cm" svg:y2="18.633cm" draw:start-shape="id7" draw:start-glue-point="5" draw:end-shape="id13" draw:end-glue-point="0" svg:d="M35700 16700h-9099v1933" svg:viewBox="0 0 9100 1934">
          <text:p/>
        </draw:connector>
        <draw:connector draw:style-name="gr7" draw:text-style-name="P1" draw:layer="layout" draw:line-skew="2.79cm" svg:x1="37.3cm" svg:y1="16.7cm" svg:x2="26.599cm" svg:y2="21.565cm" draw:start-shape="id7" draw:start-glue-point="7" draw:end-shape="id14" draw:end-glue-point="0" svg:d="M37300 16700h3292v4865h-13993" svg:viewBox="0 0 13994 4866">
          <text:p/>
        </draw:connector>
        <draw:frame draw:style-name="gr8" draw:text-style-name="P6" draw:layer="layout" svg:width="8.569cm" svg:height="2.385cm" svg:x="37.245cm" svg:y="16.076cm">
          <draw:text-box>
            <text:p text:style-name="P5"><text:span text:style-name="T2">Invalid Login/Password</text:span></text:p>
          </draw:text-box>
        </draw:frame>
        <draw:frame draw:style-name="gr8" draw:text-style-name="P6" draw:layer="layout" svg:width="8.569cm" svg:height="2.385cm" svg:x="32.093cm" svg:y="16.007cm">
          <draw:text-box>
            <text:p text:style-name="P5"><text:span text:style-name="T2">Valid Login &amp; Password</text:span></text:p>
          </draw:text-box>
        </draw:frame>
        <draw:frame draw:style-name="gr8" draw:text-style-name="P6" draw:layer="layout" svg:width="8.569cm" svg:height="2.385cm" svg:x="13.573cm" svg:y="12.178cm">
          <draw:text-box>
            <text:p text:style-name="P5"><text:span text:style-name="T2">Invali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2:42:27.147699157</meta:creation-date>
    <dc:date>2018-10-08T01:11:44.215392451</dc:date>
    <meta:editing-duration>PT2H18M22S</meta:editing-duration>
    <meta:editing-cycles>7</meta:editing-cycles>
    <meta:generator>LibreOffice/6.0.4.2$Linux_X86_64 LibreOffice_project/00m0$Build-2</meta:generator>
    <meta:document-statistic meta:object-count="31"/>
  </office:meta>
</office:document-meta>
</file>